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000000" loext:opacity="100%" officeooo:rsid="00438074" officeooo:paragraph-rsid="00438074"/>
    </style:style>
    <style:style style:name="P4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T1" style:family="text">
      <style:text-properties officeooo:rsid="0023501d"/>
    </style:style>
    <style:style style:name="T2" style:family="text">
      <style:text-properties officeooo:rsid="00452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Tests of if statements</text:p>
      <text:p text:style-name="P1"/>
      <text:p text:style-name="P1"><text:span text:style-name="T1">We check the values with the</text:span> tutu = $tutu</text:p>
      <text:p text:style-name="P1"/>
      <text:p text:style-name="P3">[if <text:span text:style-name="T2">crapouille</text:span> == gloubi]xxx[endif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4-02-12T14:36:03.254313961</dc:date>
    <meta:editing-duration>PT7H32M37S</meta:editing-duration>
    <meta:editing-cycles>37</meta:editing-cycles>
    <meta:generator>LibreOffice/7.6.4.1$Linux_X86_64 LibreOffice_project/60$Build-1</meta:generator>
    <meta:document-statistic meta:table-count="0" meta:image-count="0" meta:object-count="0" meta:page-count="1" meta:paragraph-count="3" meta:word-count="17" meta:character-count="98" meta:non-whitespace-character-count="84"/>
  </office:meta>
</office:document-meta>
</file>